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ausdokumentti</text:p>
      <text:p text:style-name="P1"><text:span text:style-name="T1"/></text:p>
      <text:p text:style-name="P2"><text:span text:style-name="T1">Tänne tulee testaukseen liittyvä dokumentointi kun testien tekeminen alka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a Leponiemi</meta:initial-creator>
    <meta:creation-date>2012-05-18T17:34:38</meta:creation-date>
    <meta:document-statistic meta:table-count="0" meta:image-count="0" meta:object-count="0" meta:page-count="1" meta:paragraph-count="2" meta:word-count="10" meta:character-count="91"/>
    <dc:date>2012-05-18T17:40:09</dc:date>
    <dc:creator>Laura Leponiemi</dc:creator>
    <meta:editing-duration>PT00H05M31S</meta:editing-duration>
    <meta:editing-cycles>1</meta:editing-cycles>
    <meta:generator>OpenOffice.org/3.2$Unix OpenOffice.org_project/320m12$Build-9483</meta:generator>
  </office:meta>
</office:document-meta>
</file>